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2768f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2768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2768f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2768f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2768f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2768f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2768f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2768f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c31c6" officeooo:paragraph-rsid="001c31c6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style:font-name="Times New Roman" fo:language="ru" fo:country="RU" fo:font-weight="normal" officeooo:rsid="001c31c6" officeooo:paragraph-rsid="001c31c6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2768f" officeooo:paragraph-rsid="0012768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c31c6" officeooo:paragraph-rsid="001c31c6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2768f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ae96f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c31c6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768f" officeooo:paragraph-rsid="0012768f"/>
    </style:style>
    <style:style style:name="T1" style:family="text">
      <style:text-properties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font-name="Times New Roman" fo:language="ru" fo:country="RU" fo:font-weight="bold" officeooo:rsid="0012127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font-name="Times New Roman" fo:language="ru" fo:country="RU" fo:font-weight="bold" officeooo:rsid="0012768f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Times New Roman" fo:language="ru" fo:country="RU" fo:font-weight="bold" officeooo:rsid="001c31c6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font-name="Times New Roman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Times New Roman" fo:language="ru" fo:country="RU" fo:font-weight="normal" officeooo:rsid="0012768f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size="18pt" fo:font-weight="bold" style:font-size-asian="18pt" style:font-weight-asian="bold" style:font-name-complex="Times New Roman1"/>
    </style:style>
    <style:style style:name="T8" style:family="text">
      <style:text-properties fo:font-size="18pt" fo:language="en" fo:country="US" fo:font-weight="bold" officeooo:rsid="001ae96f" style:font-size-asian="18pt" style:font-weight-asian="bold" style:font-name-complex="Times New Roman1"/>
    </style:style>
    <style:style style:name="T9" style:family="text">
      <style:text-properties fo:font-size="14pt" style:font-size-asian="14pt" style:font-name-complex="Times New Roman1" style:font-size-complex="14pt"/>
    </style:style>
    <style:style style:name="T10" style:family="text">
      <style:text-properties fo:font-size="14pt" officeooo:rsid="000e9cab" style:font-size-asian="14pt" style:font-name-complex="Times New Roman1" style:font-size-complex="14pt"/>
    </style:style>
    <style:style style:name="T11" style:family="text">
      <style:text-properties fo:color="#bbb529" loext:opacity="100%" style:font-name="JetBrains Mono" fo:font-size="10pt" fo:font-style="normal" style:font-size-asian="10pt" style:font-style-asian="normal"/>
    </style:style>
    <style:style style:name="T12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13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14" style:family="text">
      <style:text-properties fo:color="#b5b6e3" loext:opacity="100%" style:font-name="JetBrains Mono" fo:font-size="10pt" fo:font-style="normal" style:font-size-asian="10pt" style:font-style-asian="normal"/>
    </style:style>
    <style:style style:name="T15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6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17" style:family="text">
      <style:text-properties fo:color="#b9bcd1" loext:opacity="100%" style:font-name="JetBrains Mono" fo:font-size="10pt" fo:font-style="normal" style:font-size-asian="10pt" style:font-style-asian="normal"/>
    </style:style>
    <style:style style:name="T18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19" style:family="text">
      <style:text-properties fo:color="#5f8c8a" loext:opacity="100%" style:font-name="JetBrains Mono" fo:font-size="10pt" fo:font-style="normal" style:font-size-asian="10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5"><text:span text:style-name="T7">Лабораторная работа №</text:span><text:span text:style-name="T8">9</text:span><text:span text:style-name="T7"><text:line-break/></text:span><text:span text:style-name="T9">по дисциплине: «</text:span><text:span text:style-name="T10">ООП</text:span><text:span text:style-name="T9">»</text:span></text:p>
      <text:p text:style-name="P13"/>
      <text:p text:style-name="P13"/>
      <text:p text:style-name="P14"/>
      <text:p text:style-name="P10">Выполнил: ст. группы ПВ-211</text:p>
      <text:p text:style-name="P6">Чувилко Илья Романович</text:p>
      <text:p text:style-name="P15"/>
      <text:p text:style-name="P7">Проверил:</text:p>
      <text:p text:style-name="P7">Буханов Дмитрий Геннадьевич</text:p>
      <text:p text:style-name="P7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8">Белгород 2023 г.</text:p>
      <text:p text:style-name="P8"/>
      <text:p text:style-name="P23"><text:soft-page-break/><text:span text:style-name="T2">Те</text:span><text:span text:style-name="T3">ма: Использование стандартной библиотеки шаблонов STL </text:span><text:span text:style-name="T5">. </text:span></text:p>
      <text:p text:style-name="P25"><text:span text:style-name="T1">Вариант: </text:span><text:span text:style-name="T5">23</text:span></text:p>
      <text:p text:style-name="P25"><text:span text:style-name="T1">Цель работы: </text:span><text:span text:style-name="T5">Получение теоретических знаний о шаблонах классов в С++. Получение практических навыков по созданию классов-шаблонов С++. </text:span></text:p>
      <text:p text:style-name="P20">Задание:</text:p>
      <text:p text:style-name="P22"><text:span text:style-name="T6">1. </text:span><text:span text:style-name="T5">Изучить теоретические сведения о шаблонах классов в С++.</text:span></text:p>
      <text:p text:style-name="P22"><text:span text:style-name="T6">2. </text:span><text:span text:style-name="T5">Разработать программу в соответствии с заданным вариантом задания</text:span></text:p>
      <text:p text:style-name="P17">3. Оформить отчет.</text:p>
      <text:p text:style-name="P20">Выполнение работы:</text:p>
      <text:p text:style-name="P24"><text:span text:style-name="T4">Задание: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6-02T15:12:32.669000000</dc:date>
    <meta:editing-duration>P1DT6H29M17S</meta:editing-duration>
    <meta:editing-cycles>9</meta:editing-cycles>
    <meta:document-statistic meta:table-count="0" meta:image-count="0" meta:object-count="0" meta:page-count="2" meta:paragraph-count="20" meta:word-count="108" meta:character-count="881" meta:non-whitespace-character-count="790"/>
  </office:meta>
</office:document-meta>
</file>